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42c" officeooo:paragraph-rsid="0003b42c"/>
    </style:style>
    <style:style style:name="P2" style:family="paragraph" style:parent-style-name="Standard">
      <style:text-properties fo:font-weight="bold" officeooo:rsid="0003b42c" officeooo:paragraph-rsid="0003b42c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03b42c" officeooo:paragraph-rsid="0003b42c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3b42c" officeooo:paragraph-rsid="0003b42c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3b42c" officeooo:paragraph-rsid="0003b42c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5991b" officeooo:paragraph-rsid="0005991b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Liberation Serif" officeooo:rsid="0005991b" officeooo:paragraph-rsid="0006d0a2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Liberation Serif" officeooo:rsid="00083884" officeooo:paragraph-rsid="00083884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Liberation Serif" officeooo:rsid="0008d46b" officeooo:paragraph-rsid="0008d46b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Liberation Serif" fo:font-size="11pt" officeooo:rsid="0009d10a" officeooo:paragraph-rsid="0009d10a" style:font-size-asian="11pt" style:font-size-complex="11pt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style:font-name="Courier 10 Pitch" officeooo:rsid="0005991b" officeooo:paragraph-rsid="0005991b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style:font-name="Courier 10 Pitch" fo:font-size="10pt" officeooo:rsid="0005991b" officeooo:paragraph-rsid="0005991b" style:font-size-asian="10pt" style:font-size-complex="10pt"/>
    </style:style>
    <style:style style:name="P13" style:family="paragraph" style:parent-style-name="Standard">
      <style:paragraph-properties fo:margin-left="0.9846in" fo:margin-right="0in" fo:text-indent="0in" style:auto-text-indent="false"/>
      <style:text-properties style:font-name="Courier 10 Pitch" fo:font-size="10pt" officeooo:rsid="0005991b" officeooo:paragraph-rsid="00083884" style:font-size-asian="10pt" style:font-size-complex="10pt"/>
    </style:style>
    <style:style style:name="P14" style:family="paragraph" style:parent-style-name="Standard">
      <style:paragraph-properties fo:margin-left="0.9846in" fo:margin-right="0in" fo:text-indent="0in" style:auto-text-indent="false"/>
      <style:text-properties style:font-name="Courier 10 Pitch" fo:font-size="10pt" officeooo:rsid="0005991b" officeooo:paragraph-rsid="0008d46b" style:font-size-asian="10pt" style:font-size-complex="10pt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style:font-name="Liberation Serif" officeooo:rsid="0005991b" officeooo:paragraph-rsid="0005991b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style:font-name="Liberation Serif" officeooo:rsid="0006d0a2" officeooo:paragraph-rsid="0006d0a2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style:font-name="Liberation Serif" fo:font-size="12pt" officeooo:rsid="0008d46b" officeooo:paragraph-rsid="0008d46b" style:font-size-asian="12pt" style:font-size-complex="12pt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style:font-name="Liberation Serif" fo:font-size="12pt" officeooo:rsid="0009d10a" officeooo:paragraph-rsid="0009d10a" style:font-size-asian="10.5pt" style:font-size-complex="12pt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style:font-name="Liberation Serif" fo:font-size="11pt" officeooo:rsid="0009d10a" officeooo:paragraph-rsid="0009d10a" style:font-size-asian="11pt" style:font-size-complex="11pt"/>
    </style:style>
    <style:style style:name="P20" style:family="paragraph" style:parent-style-name="Standard">
      <style:paragraph-properties fo:margin-left="1.4772in" fo:margin-right="0in" fo:text-indent="0in" style:auto-text-indent="false"/>
      <style:text-properties style:font-name="Courier 10 Pitch" officeooo:rsid="0005991b" officeooo:paragraph-rsid="0005991b"/>
    </style:style>
    <style:style style:name="P21" style:family="paragraph" style:parent-style-name="Standard">
      <style:paragraph-properties fo:margin-left="1.4772in" fo:margin-right="0in" fo:text-indent="0in" style:auto-text-indent="false"/>
      <style:text-properties style:font-name="Courier 10 Pitch" fo:font-size="10pt" officeooo:rsid="0005991b" officeooo:paragraph-rsid="0005991b" style:font-size-asian="10pt" style:font-size-complex="10pt"/>
    </style:style>
    <style:style style:name="P22" style:family="paragraph" style:parent-style-name="Standard">
      <style:paragraph-properties fo:margin-left="1.4772in" fo:margin-right="0in" fo:text-indent="0in" style:auto-text-indent="false"/>
      <style:text-properties style:font-name="Courier 10 Pitch" fo:font-size="10pt" officeooo:rsid="0005991b" officeooo:paragraph-rsid="0008d46b" style:font-size-asian="10pt" style:font-size-complex="10pt"/>
    </style:style>
    <style:style style:name="P23" style:family="paragraph" style:parent-style-name="Standard">
      <style:paragraph-properties fo:margin-left="1.4772in" fo:margin-right="0in" fo:text-indent="0in" style:auto-text-indent="false"/>
      <style:text-properties style:font-name="Courier 10 Pitch" fo:font-size="10pt" officeooo:rsid="0005991b" officeooo:paragraph-rsid="0006d0a2" style:font-size-asian="10pt" style:font-size-complex="10pt"/>
    </style:style>
    <style:style style:name="P24" style:family="paragraph" style:parent-style-name="Standard">
      <style:paragraph-properties fo:margin-left="1.4772in" fo:margin-right="0in" fo:text-indent="0in" style:auto-text-indent="false"/>
      <style:text-properties style:font-name="Courier 10 Pitch" fo:font-size="10pt" officeooo:rsid="0005991b" officeooo:paragraph-rsid="0009d10a" style:font-size-asian="10pt" style:font-size-complex="10pt"/>
    </style:style>
    <style:style style:name="P25" style:family="paragraph" style:parent-style-name="Standard">
      <style:paragraph-properties fo:margin-left="1.4772in" fo:margin-right="0in" fo:text-indent="0in" style:auto-text-indent="false"/>
      <style:text-properties style:font-name="Courier 10 Pitch" fo:font-size="10pt" officeooo:rsid="0009d10a" officeooo:paragraph-rsid="0009d10a" style:font-size-asian="10pt" style:font-size-complex="10pt"/>
    </style:style>
    <style:style style:name="P26" style:family="paragraph" style:parent-style-name="Standard">
      <style:paragraph-properties fo:margin-left="1.4772in" fo:margin-right="0in" fo:text-indent="0in" style:auto-text-indent="false"/>
      <style:text-properties style:font-name="Courier 10 Pitch" fo:font-size="10pt" fo:font-style="normal" officeooo:rsid="0005991b" officeooo:paragraph-rsid="00083884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1.4772in" fo:margin-right="0in" fo:text-indent="0in" style:auto-text-indent="false"/>
      <style:text-properties style:font-name="Liberation Serif" fo:font-size="12pt" officeooo:rsid="0009d10a" officeooo:paragraph-rsid="0009d10a" style:font-size-asian="12pt" style:font-size-complex="12pt"/>
    </style:style>
    <style:style style:name="P28" style:family="paragraph" style:parent-style-name="Standard">
      <style:paragraph-properties fo:margin-left="1.4772in" fo:margin-right="0in" fo:text-indent="0in" style:auto-text-indent="false"/>
      <style:text-properties style:font-name="Liberation Serif" fo:font-size="12pt" fo:font-style="italic" officeooo:rsid="0009d10a" officeooo:paragraph-rsid="0009d10a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margin-left="1.9693in" fo:margin-right="0in" fo:text-indent="0in" style:auto-text-indent="false"/>
      <style:text-properties style:font-name="Courier 10 Pitch" fo:font-size="10pt" officeooo:rsid="000bcf00" officeooo:paragraph-rsid="000bcf00" style:font-size-asian="10pt" style:font-size-complex="10pt"/>
    </style:style>
    <style:style style:name="P30" style:family="paragraph" style:parent-style-name="Preformatted_20_Text">
      <style:paragraph-properties fo:margin-left="0.9846in" fo:margin-right="0in" fo:text-indent="0in" style:auto-text-indent="false"/>
      <style:text-properties style:font-name="Liberation Serif" fo:font-size="12pt" fo:font-style="normal" officeooo:rsid="00083884" officeooo:paragraph-rsid="00083884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991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5991b"/>
    </style:style>
    <style:style style:name="T5" style:family="text">
      <style:text-properties officeooo:rsid="0006d0a2"/>
    </style:style>
    <style:style style:name="T6" style:family="text">
      <style:text-properties officeooo:rsid="00083884"/>
    </style:style>
    <style:style style:name="T7" style:family="text">
      <style:text-properties officeooo:rsid="0008d46b"/>
    </style:style>
    <style:style style:name="T8" style:family="text">
      <style:text-properties officeooo:rsid="0009d1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<text:span text:style-name="T4">S</text:span>erver for <text:span text:style-name="T4">P</text:span>rofile <text:span text:style-name="T4">D</text:span>atabase</text:p>
      <text:p text:style-name="P1"/>
      <text:p text:style-name="P2"><text:span text:style-name="T4">&lt;</text:span>URL<text:span text:style-name="T4">&gt;</text:span> to access site:</text:p>
      <text:p text:style-name="P3"><text:a xlink:type="simple" xlink:href="https://profiles-7xngsv.turbo360-vertex.com/" text:style-name="Internet_20_link" text:visited-style-name="Visited_20_Internet_20_Link">https://profiles-7xngsv.turbo360-vertex.com/</text:a></text:p>
      <text:p text:style-name="P3"/>
      <text:p text:style-name="P4"><text:span text:style-name="T1">Field names for data</text:span><text:span text:style-name="T3"> </text:span>(case matters!):</text:p>
      <text:p text:style-name="P3">firstName</text:p>
      <text:p text:style-name="P3">lastName</text:p>
      <text:p text:style-name="P3">school</text:p>
      <text:p text:style-name="P3">city</text:p>
      <text:p text:style-name="P3">state</text:p>
      <text:p text:style-name="P3">interests</text:p>
      <text:p text:style-name="P3"/>
      <text:p text:style-name="P4"><text:span text:style-name="T1">API for </text:span><text:span text:style-name="T2">accessing data:</text:span></text:p>
      <text:p text:style-name="P6">Show all entries:</text:p>
      <text:p text:style-name="P12">&lt;URL&gt;/api/profile</text:p>
      <text:p text:style-name="P11"/>
      <text:p text:style-name="P6">Show only entries that match <text:span text:style-name="T7">a </text:span>query <text:span text:style-name="T7">string</text:span></text:p>
      <text:p text:style-name="P12">&lt;URL&gt;/api/profile?&lt;field name&gt;=&lt;string&gt;</text:p>
      <text:p text:style-name="P15">Example:</text:p>
      <text:p text:style-name="P21">&lt;URL&gt;/api/profile?firstName=tom</text:p>
      <text:p text:style-name="P20"/>
      <text:p text:style-name="P9">Another way to show an entry based on id:</text:p>
      <text:p text:style-name="P14">&lt;URL&gt;/api/profile/<text:span text:style-name="T7">&lt;id_no&gt;</text:span></text:p>
      <text:p text:style-name="P17">Example:</text:p>
      <text:p text:style-name="P22">&lt;URL&gt;/api/profile/5cb4d21b3df79b231c499615</text:p>
      <text:p text:style-name="P20"/>
      <text:p text:style-name="P6">Update an entry <text:span text:style-name="T7">based on id</text:span>:</text:p>
      <text:p text:style-name="P13">&lt;URL&gt;/api/profile/<text:span text:style-name="T5">update</text:span>?<text:span text:style-name="T5">id=&lt;id_no&gt;&amp;</text:span>&lt;<text:span text:style-name="T6">f</text:span>ield name&gt;=&lt;<text:span text:style-name="T5">value</text:span>&gt;</text:p>
      <text:p text:style-name="P16">Example:</text:p>
      <text:p text:style-name="P23">&lt;URL&gt;/api/profile/<text:span text:style-name="T5">update</text:span>?<text:span text:style-name="T5">id=</text:span>5cb4d21b3df79b231c499615<text:span text:style-name="T5">&amp;interests</text:span>=<text:span text:style-name="T5">eating</text:span></text:p>
      <text:p text:style-name="P30">It is possible to update more than one field at a time:</text:p>
      <text:p text:style-name="P26">&lt;URL&gt;/api/profile/<text:span text:style-name="T5">update</text:span>?<text:span text:style-name="T5">id=</text:span>5cb4d21b3df79b231c499615<text:span text:style-name="T5">&amp;interests</text:span>=<text:span text:style-name="T5">eating&amp;school=K-State</text:span></text:p>
      <text:p text:style-name="P7"/>
      <text:p text:style-name="P8">Remove an entry <text:span text:style-name="T7">based on id</text:span>:</text:p>
      <text:p text:style-name="P13">&lt;URL&gt;/api/profile/<text:span text:style-name="T6">remove</text:span>?<text:span text:style-name="T5">id=&lt;id_no&gt;</text:span></text:p>
      <text:p text:style-name="P13"/>
      <text:p text:style-name="P10">Add a new entry:</text:p>
      <text:p text:style-name="P19">Using POST or GET method using a form, the action should be set to:</text:p>
      <text:p text:style-name="P24">&lt;URL&gt;/api/profile/<text:span text:style-name="T8">input</text:span></text:p>
      <text:p text:style-name="P28">The form’s field names should match the database field names listed above</text:p>
      <text:p text:style-name="P25"/>
      <text:p text:style-name="P18">Using GET method on the URL:</text:p>
      <text:p text:style-name="P24">&lt;URL&gt;/api/profile/input?&lt;fieldname1&gt;=&lt;value1&gt;&amp;&lt;fieldname2&gt;=&lt;value2&gt;…</text:p>
      <text:p text:style-name="P27">Example</text:p>
      <text:p text:style-name="P29">&lt;URL&gt;/api/profile/input?firstName=Tom&amp;lastName=Mertz&amp;school=SCHS&amp;city=Salina&amp;state=KS&amp;interests=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07:26.363760637</meta:creation-date>
    <dc:date>2019-04-15T16:47:25.814187408</dc:date>
    <meta:editing-duration>PT6M45S</meta:editing-duration>
    <meta:editing-cycles>1</meta:editing-cycles>
    <meta:document-statistic meta:table-count="0" meta:image-count="0" meta:object-count="0" meta:page-count="1" meta:paragraph-count="37" meta:word-count="124" meta:character-count="1213" meta:non-whitespace-character-count="1126"/>
    <meta:generator>LibreOffice/5.1.6.2$Linux_X86_64 LibreOffice_project/10m0$Build-2</meta:generator>
  </office:meta>
</office:document-meta>
</file>